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743cm" table:align="right"/>
    </style:style>
    <style:style style:name="Table1.A" style:family="table-column">
      <style:table-column-properties style:column-width="5.743cm"/>
    </style:style>
    <style:style style:name="Table1.A1" style:family="table-cell">
      <style:table-cell-properties fo:padding="0.097cm" fo:border="none"/>
    </style:style>
    <style:style style:name="tabCasTraiteRecapSecutel" style:family="table">
      <style:table-properties style:width="16.999cm" table:align="margins"/>
    </style:style>
    <style:style style:name="tabCasTraiteRecapSecutel.A" style:family="table-column">
      <style:table-column-properties style:column-width="3.36cm" style:rel-column-width="12954*"/>
    </style:style>
    <style:style style:name="tabCasTraiteRecapSecutel.B" style:family="table-column">
      <style:table-column-properties style:column-width="7.883cm" style:rel-column-width="30390*"/>
    </style:style>
    <style:style style:name="tabCasTraiteRecapSecutel.C" style:family="table-column">
      <style:table-column-properties style:column-width="1.958cm" style:rel-column-width="7548*"/>
    </style:style>
    <style:style style:name="tabCasTraiteRecapSecutel.D" style:family="table-column">
      <style:table-column-properties style:column-width="3.798cm" style:rel-column-width="14643*"/>
    </style:style>
    <style:style style:name="tabCasTraiteRecapSecutel.A1" style:family="table-cell">
      <style:table-cell-properties style:vertical-align="middle" fo:background-color="#e6e6e6" fo:padding="0.049cm" fo:border-left="0.002cm solid #000000" fo:border-right="none" fo:border-top="0.002cm solid #000000" fo:border-bottom="0.035cm solid #000000">
        <style:background-image/>
      </style:table-cell-properties>
    </style:style>
    <style:style style:name="tabCasTraiteRecapSecutel.D1" style:family="table-cell">
      <style:table-cell-properties style:vertical-align="middle" fo:background-color="#e6e6e6" fo:padding="0.049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CasTraiteRecapSecutel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CasTraiteRecapSecutel.D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CasTraiteRecapSecutel.A3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1" fo:font-size="10pt" style:font-size-asian="10pt" style:font-size-complex="10pt"/>
    </style:style>
    <style:style style:name="P8" style:family="paragraph" style:parent-style-name="Text_20_body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fo:color="#000000" style:font-name="Arial" fo:font-size="11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font-name="Arial" fo:font-size="2pt" style:font-size-asian="2pt" style:font-size-complex="2pt"/>
    </style:style>
    <style:style style:name="P13" style:family="paragraph" style:parent-style-name="Standard">
      <style:paragraph-properties fo:margin-top="0cm" fo:margin-bottom="0cm"/>
      <style:text-properties style:font-name="Arial1" fo:font-size="10pt" style:font-size-asian="10pt" style:font-size-complex="10pt"/>
    </style:style>
    <style:style style:name="P14" style:family="paragraph" style:parent-style-name="Text_20_body">
      <style:text-properties style:font-name="Arial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enTetesDecisionRFM_sansAdresse#%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%=ADRESSE_CMS=%</text:p>
          </table:table-cell>
        </table:table-row>
      </table:table>
      <text:p text:style-name="P13"/>
      <text:p text:style-name="P11"/>
      <text:p text:style-name="P14">%=DATE_ET_LIEU=%</text:p>
      <text:p text:style-name="P10"/>
      <text:p text:style-name="P9">%=titreDocumentRecapSecutelListeTraite=%</text:p>
      <text:p text:style-name="P8"/>
      <table:table table:name="tabCasTraiteRecapSecutel" table:style-name="tabCasTraiteRecapSecutel">
        <table:table-column table:style-name="tabCasTraiteRecapSecutel.A"/>
        <table:table-column table:style-name="tabCasTraiteRecapSecutel.B"/>
        <table:table-column table:style-name="tabCasTraiteRecapSecutel.C"/>
        <table:table-column table:style-name="tabCasTraiteRecapSecutel.D"/>
        <table:table-row>
          <table:table-cell table:style-name="tabCasTraiteRecapSecutel.A1" office:value-type="string">
            <text:p text:style-name="P6">%=titreNss=%</text:p>
          </table:table-cell>
          <table:table-cell table:style-name="tabCasTraiteRecapSecutel.A1" office:value-type="string">
            <text:p text:style-name="P6">%=titreNomPrenomTiers=%</text:p>
          </table:table-cell>
          <table:table-cell table:style-name="tabCasTraiteRecapSecutel.A1" office:value-type="string">
            <text:p text:style-name="P6">%=titreAnneeQd=%</text:p>
          </table:table-cell>
          <table:table-cell table:style-name="tabCasTraiteRecapSecutel.D1" office:value-type="string">
            <text:p text:style-name="P6">%=titreMontant=%</text:p>
          </table:table-cell>
        </table:table-row>
        <table:table-row>
          <table:table-cell table:style-name="tabCasTraiteRecapSecutel.A2" office:value-type="string">
            <text:p text:style-name="P4">%{ligneDetailTraiteRecapSecutel}%%=nssTraiteRecap=%</text:p>
          </table:table-cell>
          <table:table-cell table:style-name="tabCasTraiteRecapSecutel.A2" office:value-type="string">
            <text:p text:style-name="P1">%=tiersTraiteRecap=%</text:p>
          </table:table-cell>
          <table:table-cell table:style-name="tabCasTraiteRecapSecutel.A2" office:value-type="string">
            <text:p text:style-name="P3">%=anneeTraiteQdRecap=%</text:p>
          </table:table-cell>
          <table:table-cell table:style-name="tabCasTraiteRecapSecutel.D2" office:value-type="string">
            <text:p text:style-name="P2">%=montantTraiteRecap=%</text:p>
          </table:table-cell>
        </table:table-row>
        <table:table-row>
          <table:table-cell table:style-name="tabCasTraiteRecapSecutel.A3" office:value-type="string">
            <text:p text:style-name="P4">%{ligneTotalTraiteRecapSecutel}%<text:span text:style-name="T1">%=texteTotalTraiteRecap=%</text:span></text:p>
          </table:table-cell>
          <table:table-cell table:style-name="tabCasTraiteRecapSecutel.A3" office:value-type="string">
            <text:p text:style-name="P1"/>
          </table:table-cell>
          <table:table-cell table:style-name="tabCasTraiteRecapSecutel.A3" office:value-type="string">
            <text:p text:style-name="P1"/>
          </table:table-cell>
          <table:table-cell table:style-name="tabCasTraiteRecapSecutel.A3" office:value-type="string">
            <text:p text:style-name="P5">%=montantTotalTraiteRecap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20-01-13T15:31:10.91</dc:date>
    <meta:editing-cycles>32</meta:editing-cycles>
    <meta:editing-duration>PT4H2M2S</meta:editing-duration>
    <meta:document-statistic meta:table-count="2" meta:image-count="0" meta:object-count="0" meta:page-count="1" meta:paragraph-count="14" meta:word-count="15" meta:character-count="379"/>
    <meta:user-defined meta:name="Info 1"/>
    <meta:user-defined meta:name="Info 2"/>
    <meta:user-defined meta:name="Info 3"/>
    <meta:user-defined meta:name="Info 4"/>
  </office:meta>
</office:document-meta>
</file>